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tantia" fo:font-size="14pt" fo:font-weight="bold" officeooo:rsid="00177343" officeooo:paragraph-rsid="00177343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onstantia" officeooo:rsid="00177343" officeooo:paragraph-rsid="00177343"/>
    </style:style>
    <style:style style:name="P3" style:family="paragraph" style:parent-style-name="Standard">
      <style:text-properties style:font-name="Constantia" officeooo:rsid="00177343" officeooo:paragraph-rsid="00189679"/>
    </style:style>
    <style:style style:name="P4" style:family="paragraph" style:parent-style-name="Standard">
      <style:text-properties style:font-name="Constantia" officeooo:rsid="00189679" officeooo:paragraph-rsid="00189679"/>
    </style:style>
    <style:style style:name="P5" style:family="paragraph" style:parent-style-name="Standard">
      <style:text-properties style:font-name="Constantia" officeooo:rsid="0019550f" officeooo:paragraph-rsid="0019550f"/>
    </style:style>
    <style:style style:name="P6" style:family="paragraph" style:parent-style-name="Standard">
      <style:text-properties style:font-name="Constantia" officeooo:rsid="001a3bdf" officeooo:paragraph-rsid="001a3bdf"/>
    </style:style>
    <style:style style:name="P7" style:family="paragraph" style:parent-style-name="Standard">
      <style:text-properties style:font-name="Constantia" officeooo:rsid="001bbd9b" officeooo:paragraph-rsid="001bbd9b"/>
    </style:style>
    <style:style style:name="P8" style:family="paragraph" style:parent-style-name="Standard">
      <style:text-properties style:font-name="Constantia" officeooo:rsid="001bbd9b" officeooo:paragraph-rsid="001bd66b"/>
    </style:style>
    <style:style style:name="P9" style:family="paragraph" style:parent-style-name="Standard">
      <style:text-properties fo:color="#ff0000" style:font-name="Constantia" fo:font-size="14pt" officeooo:rsid="0019550f" officeooo:paragraph-rsid="0019550f" style:font-size-asian="14pt" style:font-size-complex="14pt"/>
    </style:style>
    <style:style style:name="P10" style:family="paragraph" style:parent-style-name="Standard">
      <style:text-properties fo:color="#ff0000" style:font-name="Constantia" fo:font-size="14pt" officeooo:rsid="00177343" officeooo:paragraph-rsid="00177343" style:font-size-asian="14pt" style:font-size-complex="14pt"/>
    </style:style>
    <style:style style:name="P11" style:family="paragraph" style:parent-style-name="Standard">
      <style:text-properties fo:color="#ff0000" style:font-name="Constantia" fo:font-size="14pt" officeooo:rsid="001bbd9b" officeooo:paragraph-rsid="001bbd9b" style:font-size-asian="14pt" style:font-size-complex="14pt"/>
    </style:style>
    <style:style style:name="P12" style:family="paragraph" style:parent-style-name="Standard">
      <style:paragraph-properties fo:margin-left="5.002cm" fo:margin-right="0cm" fo:text-indent="0cm" style:auto-text-indent="false"/>
      <style:text-properties style:font-name="Constantia" officeooo:rsid="00177343" officeooo:paragraph-rsid="00177343"/>
    </style:style>
    <style:style style:name="P13" style:family="paragraph" style:parent-style-name="Standard">
      <style:paragraph-properties fo:margin-left="5.002cm" fo:margin-right="0cm" fo:text-indent="0cm" style:auto-text-indent="false"/>
      <style:text-properties style:font-name="Constantia" officeooo:rsid="00177343" officeooo:paragraph-rsid="00189679"/>
    </style:style>
    <style:style style:name="P14" style:family="paragraph" style:parent-style-name="Standard">
      <style:paragraph-properties fo:margin-left="5.002cm" fo:margin-right="0cm" fo:text-indent="0cm" style:auto-text-indent="false"/>
      <style:text-properties style:font-name="Constantia" officeooo:rsid="0019550f" officeooo:paragraph-rsid="0019550f"/>
    </style:style>
    <style:style style:name="T1" style:family="text">
      <style:text-properties officeooo:rsid="00189679"/>
    </style:style>
    <style:style style:name="T2" style:family="text">
      <style:text-properties officeooo:rsid="0019550f"/>
    </style:style>
    <style:style style:name="T3" style:family="text">
      <style:text-properties officeooo:rsid="001a3bdf"/>
    </style:style>
    <style:style style:name="T4" style:family="text">
      <style:text-properties officeooo:rsid="001bbd9b"/>
    </style:style>
    <style:style style:name="T5" style:family="text">
      <style:text-properties officeooo:rsid="001bd6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ologies possible pour le projet de Visite Virtuelle</text:p>
      <text:p text:style-name="P1"/>
      <text:p text:style-name="P10">Les langages Web dynamiques : </text:p>
      <text:p text:style-name="P2"/>
      <text:p text:style-name="P2"><text:tab/>Pour le projet de Visite Virtuelle nécessite un langage de programmation Web pour site dynamique ( site non-statique ), nous avons donc sélectionné trois langages de programmation dynamique : le Perl, le Javascript et le PHP.</text:p>
      <text:p text:style-name="P2"/>
      <text:p text:style-name="P12"><text:tab/>Le Perl, inspiré du langage C, <text:s/>ne nécessite pas de constructeur d’instance et les valeurs possède un sigil en premier caractère de leurs <text:span text:style-name="T1">identificateurs.</text:span> </text:p>
      <text:p text:style-name="P12"/>
      <text:p text:style-name="P12"><text:tab/>Le JavaScript peut être directement intégré dans la page Web, il permet aussi de <text:span text:style-name="T1">contrôler</text:span> des données et de <text:span text:style-name="T1">manipuler</text:span> les <text:span text:style-name="T1">informations</text:span> des formulaires HTML et des objets.</text:p>
      <text:p text:style-name="P12"/>
      <text:p text:style-name="P13"><text:tab/>Le PHP : Hypertext Protrocol est un langage inspiré du C, <text:span text:style-name="T1">avec</text:span> une syntaxe similaire.</text:p>
      <text:p text:style-name="P13">Il permet aussi de gérer objets et possède une affinité avec les base de données.</text:p>
      <text:p text:style-name="P3"/>
      <text:p text:style-name="P3"/>
      <text:p text:style-name="P3">Nous avons donc choisi le PHP pour langage de programmation Web dynamique en vue de ses <text:span text:style-name="T1">caractéristiques, sa syntaxe, l’orienté objet et le lien avec la base de données est primordial pour le projet.</text:span></text:p>
      <text:p text:style-name="P4"><text:span text:style-name="T2">Cependant</text:span>, nous devrons utiliser JavaScript pour implémenter le système de Visite Virtuelle.</text:p>
      <text:p text:style-name="P4"/>
      <text:p text:style-name="P4"/>
      <text:p text:style-name="P9">Les différents systèmes de Base de Données :</text:p>
      <text:p text:style-name="P5"/>
      <text:p text:style-name="P5"><text:tab/>Pour le projet une Base de Données est nécessaire, nous avons donc <text:span text:style-name="T4">sélectionné</text:span> trois différentes Base de Données : </text:p>
      <text:p text:style-name="P5"/>
      <text:p text:style-name="P14"><text:tab/>Microsoft Office Access, Base de Donnée éditée par Microsoft, la gestion graphique des Bases de Données et les <text:span text:style-name="T3">requêtes</text:span> avec le QBE ( Query By Example) ou en langage SQL sont disponible, cependant le logiciel est payant à travers le Pack Office.</text:p>
      <text:p text:style-name="P14"/>
      <text:p text:style-name="P14"><text:tab/>MySQL, Base de Donnée multi plateforme disposant d’une utilisation jointe avec le langage PHP et <text:span text:style-name="T3">possède aussi phpMyAdmin un outil graphique pour son utilisation et gestion.</text:span></text:p>
      <text:p text:style-name="P14"/>
      <text:p text:style-name="P14"><text:tab/><text:span text:style-name="T3">SQLite est une bibliothèque intégré aux programmes, elle ne reproduit pas le schéma client-serveur. Elle est principalement populaire sur des systèmes embraqués.</text:span></text:p>
      <text:p text:style-name="P14"/>
      <text:p text:style-name="P6">Nous avons choisi le MySQL comme Base de Données pour son affinité avec PHP ainsi que pour sa licence, disposant de deux variantes une GNU et une propriétaire.</text:p>
      <text:p text:style-name="P6"><text:soft-page-break/></text:p>
      <text:p text:style-name="P6"/>
      <text:p text:style-name="P11">Les Serveurs Web :</text:p>
      <text:p text:style-name="P7"/>
      <text:p text:style-name="P7"><text:tab/>Pour héberger le projet, il est nécessaire d’avoir un serveur Web, nous en avons sélectionné trois :</text:p>
      <text:p text:style-name="P7"/>
      <text:p text:style-name="P7"><text:tab/>Serveur HTTP Apache, un serveur open source, possède une grande adaptabilité pour le web dynamique, et une affinité étroite avec PHP. </text:p>
      <text:p text:style-name="P7"/>
      <text:p text:style-name="P7"><text:tab/>Nginx, un <text:span text:style-name="T5">serveur</text:span> open source <text:span text:style-name="T5">misant sur des fonctionnalités additionnelles.</text:span></text:p>
      <text:p text:style-name="P7"/>
      <text:p text:style-name="P8"><text:tab/><text:span text:style-name="T5">Serveur Web LiteSpeed, un serveur open source, uniquement disponible sous Linux et Unix misant sur la rapidité du temps de réponses.</text:span></text:p>
      <text:p text:style-name="P8"/>
      <text:p text:style-name="P8"><text:span text:style-name="T5">Nous avons donc choisi comme Serveur Web le Serveur HTTP Apache, pour sa stabilité avec le Web dynamique et son affinité avec le PHP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4:34:51.136000000</meta:creation-date>
    <dc:date>2018-01-16T15:26:07.235000000</dc:date>
    <meta:editing-duration>PT19M52S</meta:editing-duration>
    <meta:editing-cycles>5</meta:editing-cycles>
    <meta:generator>LibreOffice/5.3.5.2$Windows_x86 LibreOffice_project/50d9bf2b0a79cdb85a3814b592608037a682059d</meta:generator>
    <meta:document-statistic meta:table-count="0" meta:image-count="0" meta:object-count="0" meta:page-count="2" meta:paragraph-count="21" meta:word-count="419" meta:character-count="2598" meta:non-whitespace-character-count="2181"/>
  </office:meta>
</office:document-meta>
</file>